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583" officeooo:paragraph-rsid="000e05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4</text:p>
      <text:p text:style-name="P1">Initial state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1:59:59.367014060</meta:creation-date>
    <dc:date>2024-10-14T12:00:28.094428078</dc:date>
    <meta:editing-duration>PT29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21"/>
    <meta:generator>LibreOffice/7.3.7.2$Linux_X86_64 LibreOffice_project/30$Build-2</meta:generator>
  </office:meta>
</office:document-meta>
</file>